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officeooo:paragraph-rsid="407d4778" style:font-name-asian="Liberation Serif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d502999" officeooo:paragraph-rsid="407d4778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d9553ce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76355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4079da64" officeooo:paragraph-rsid="4079da64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079da64"/>
    </style:style>
    <style:style style:name="T3" style:family="text">
      <style:text-properties style:font-name="標楷體1" style:font-name-asian="標楷體1"/>
    </style:style>
    <style:style style:name="T4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fo:font-size="17pt" style:text-underline-style="none" fo:font-weight="bold" officeooo:rsid="1d484334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officeooo:rsid="17cb7444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officeooo:rsid="1e0491ca" style:font-style-asian="normal" style:font-name-complex="標楷體" style:text-emphasize="none"/>
    </style:style>
    <style:style style:name="T8" style:family="text">
      <style:text-properties style:font-name="Arial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9198998" text:style-name="L1">
        <text:list-item>
          <text:list>
            <text:list-item>
              <text:p text:style-name="P1"><text:bookmark-start text:name="假定，路加福音 是 暗喻、隱喻、提示（基督教 認定的）末日審判的 預言"/><text:span text:style-name="T4">假定，路加福音 是 暗喻、隱喻、提示</text:span><text:span text:style-name="T5">（基督教 認定的）</text:span><text:span text:style-name="T4">末日審判的 預言</text:span><text:bookmark-end text:name="假定，路加福音 是 暗喻、隱喻、提示（基督教 認定的）末日審判的 預言"/></text:p>
              <text:list>
                <text:list-item>
                  <text:p text:style-name="P2"><text:span text:style-name="T6">耶穌 </text:span><text:span text:style-name="T8">↔</text:span>（基督教 認定的）<text:span text:style-name="T7">先知</text:span>。</text:p>
                </text:list-item>
              </text:list>
            </text:list-item>
            <text:list-item>
              <text:p text:style-name="P2"><text:bookmark-start text:name="路加福音"/>路加福音<text:bookmark-end text:name="路加福音"/></text:p>
              <text:list>
                <text:list-item>
                  <text:p text:style-name="P3"><text:span text:style-name="T1">第</text:span><text:span text:style-name="T2">8</text:span>章。</text:p>
                  <text:list>
                    <text:list-item>
                      <text:p text:style-name="P4">第<text:span text:style-name="T1">38</text:span>節。</text:p>
                    </text:list-item>
                  </text:list>
                </text:list-item>
                <text:list-item>
                  <text:p text:style-name="P4"><text:span text:style-name="T3">第9章</text:span>。</text:p>
                  <text:list>
                    <text:list-item>
                      <text:p text:style-name="P5">第<text:span text:style-name="T1">34</text:span>節。</text:p>
                    </text:list-item>
                    <text:list-item>
                      <text:p text:style-name="P5">第<text:span text:style-name="T1">44</text:span>節。</text:p>
                    </text:list-item>
                    <text:list-item>
                      <text:p text:style-name="P5">第<text:span text:style-name="T1">53</text:span>節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40:21.173000000</dc:date>
    <meta:editing-duration>P15DT11H42M11S</meta:editing-duration>
    <meta:editing-cycles>15224</meta:editing-cycles>
    <meta:document-statistic meta:table-count="0" meta:image-count="0" meta:object-count="0" meta:page-count="1" meta:paragraph-count="9" meta:word-count="82" meta:character-count="101" meta:non-whitespace-character-count="95"/>
  </office:meta>
</office:document-meta>
</file>